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35056" calcext:value-type="float">
            <text:p>48.8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2864" calcext:value-type="float">
            <text:p>48.8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2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9336" calcext:value-type="float">
            <text:p>48.7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58272" calcext:value-type="float">
            <text:p>48.6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3136" calcext:value-type="float">
            <text:p>48.7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5704" calcext:value-type="float">
            <text:p>48.6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00944" calcext:value-type="float">
            <text:p>48.7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0568" calcext:value-type="float">
            <text:p>48.7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4264" calcext:value-type="float">
            <text:p>48.5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37648" calcext:value-type="float">
            <text:p>48.2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284" calcext:value-type="float">
            <text:p>49.3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3744" calcext:value-type="float">
            <text:p>48.2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45624" calcext:value-type="float">
            <text:p>48.0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5172" calcext:value-type="float">
            <text:p>48.0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27336" calcext:value-type="float">
            <text:p>48.0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6884" calcext:value-type="float">
            <text:p>47.8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200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3648" calcext:value-type="float">
            <text:p>48.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7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652" calcext:value-type="float">
            <text:p>48.3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4504" calcext:value-type="float">
            <text:p>47.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37192" calcext:value-type="float">
            <text:p>47.6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6296" calcext:value-type="float">
            <text:p>47.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43416" calcext:value-type="float">
            <text:p>47.1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9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42504" calcext:value-type="float">
            <text:p>45.9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202" calcext:value-type="float">
            <text:p>47.3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2552" calcext:value-type="float">
            <text:p>48.6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0192" calcext:value-type="float">
            <text:p>48.7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0312" calcext:value-type="float">
            <text:p>49.7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0516" calcext:value-type="float">
            <text:p>48.9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8835</text:p>
          </table:table-cell>
          <table:table-cell office:value-type="string" calcext:value-type="string">
            <text:p>Happy Quad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5376" calcext:value-type="float">
            <text:p>47.5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